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style="italic" style:font-style-asian="italic" style:font-style-complex="italic"/>
    </style:style>
    <style:style style:name="T3" style:family="text">
      <style:text-properties fo:color="#8000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color="#000000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media _bootcamp CIT 00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BJECT ORIENTED PROGRAMMING WITH </text:p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erstanding and object and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object is the characteristics behavior of a particular thing </text:p>
              </text:list-item>
              <text:list-item>
                <text:p>A class is a blue print fro creating o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Understanding</text:span>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lass is just like any python data type. When create an object we called it an <text:span text:style-name="T2">instance</text:span> of a class</text:p>
              </text:list-item>
              <text:list-item>
                <text:p>By creating a class you haven’t created an object yet, but you have given sort of instructions on how an object will be cre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s in other languages some entities are objects while others are not.</text:p>
              </text:list-item>
              <text:list-item>
                <text:p>In python, everything is an object – everything is an instance of a class.</text:p>
              </text:list-item>
              <text:list-item>
                <text:p>In the current python, classes and types are themselves objects, and the are of type<text:span text:style-name="T3"> </text:span><text:span text:style-name="T4">type</text:span></text:p>
              </text:list-item>
              <text:list-item>
                <text:p><text:span text:style-name="T5">You can find the type of any object using </text:span><text:span text:style-name="T4">type</text:span><text:span text:style-name="T5"> function, as below;</text:span><text:span text:style-name="T3"> <text:s/></text:span></text:p>
                <text:list>
                  <text:list-item>
                    <text:p><text:span text:style-name="T3">type(any_object</text:span><text:span text:style-name="T3">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8.796cm" svg:x="1.4cm" svg:y="1.016cm" presentation:class="outline" presentation:user-transformed="true">
          <draw:text-box>
            <text:list text:style-name="L3">
              <text:list-item>
                <text:p>All the data values which we store in an object are called <text:span text:style-name="T2">attributes</text:span><text:span text:style-name="T6"> and the functions in an object are called methods</text:span></text:p>
              </text:list-item>
              <text:list-item>
                <text:p><text:span text:style-name="T6">When designing our objects we have to decide on how to organize the data and member function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ing and using a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start class definition with the keyword class followed by the class name then a colon( : )</text:p>
              </text:list-item>
              <text:list-item>
                <text:p>We list any parent class in between round/ curved brackets before the colon</text:p>
              </text:list-item>
              <text:list-item>
                <text:p><text:s/>Look at the <text:span text:style-name="T3">oop.py</text:span> and consider the explan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anation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7:36:50.370409503</meta:creation-date>
    <dc:date>2017-04-16T22:49:31.667459994</dc:date>
    <meta:editing-duration>PT2H13M32S</meta:editing-duration>
    <meta:editing-cycles>13</meta:editing-cycles>
    <meta:generator>LibreOffice/5.1.6.2$Linux_X86_64 LibreOffice_project/10m0$Build-2</meta:generator>
    <meta:document-statistic meta:object-count="47"/>
  </office:meta>
</office:document-meta>
</file>